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254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8" table:default-cell-style-name="ce2"/>
        <table:table-column table:style-name="co6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xt</text:p>
          </table:table-cell>
          <table:table-cell office:value-type="string" calcext:value-type="string">
            <text:p>userAddress2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8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9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14:12:37.140020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06T14:25:29.262593553</dc:date>
    <meta:editing-duration>PT1H16M20S</meta:editing-duration>
    <meta:editing-cycles>13</meta:editing-cycles>
    <meta:generator>LibreOffice/5.4.2.2$Linux_X86_64 LibreOffice_project/40m0$Build-2</meta:generator>
    <meta:document-statistic meta:table-count="5" meta:cell-count="565" meta:object-count="0"/>
  </office:meta>
</office:document-meta>
</file>